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470000004757F29767.png" manifest:media-type=""/>
  <manifest:file-entry manifest:full-path="Pictures/10000000000006810000004789E645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Default_5f_9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Default_5f_7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Default_5f_7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Default_5f_7_5f_2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fault_5f_7_5f_2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Default_5f_9_5f_1_5f_1">
      <style:graphic-properties draw:stroke="none" svg:stroke-color="#000000" draw:fill="none" draw:fill-color="#ffffff" draw:textarea-horizontal-align="left" draw:auto-grow-height="true" draw:auto-grow-width="false" fo:min-height="5.677cm" fo:min-width="19.82cm"/>
    </style:style>
    <style:style style:name="gr12" style:family="graphic" style:parent-style-name="Default_5f_6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4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Default_5f_9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15" style:family="graphic" style:parent-style-name="Default_5f_4_5f_1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Default_5f_4_5f_1_5f_1_5f_3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Default_5f_4_5f_1_5f_1_5f_3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Default_5f_4_5f_1_5f_1_5f_2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Default_5f_4_5f_1_5f_1_5f_2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Default_5f_4_5f_1_5f_1_5f_2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Default_5f_4_5f_1_5f_1_5f_1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19.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draw:auto-grow-height="true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1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color="#000000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virt_5f_2015_5f_template" presentation:presentation-page-layout-name="AL1T0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Build process of ovirt-node and the plugins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ouglas Landgraf &lt;</text:span><text:span text:style-name="T2"><text:a xlink:href="mailto:dougsland@redhat.com" xlink:type="simple">dougsland@redhat.com</text:a></text:span><text:span text:style-name="T2">&gt;</text:span></text:p>
            <text:p text:style-name="P3"><text:span text:style-name="T2"/></text:p>
            <text:p text:style-name="P3"><text:span text:style-name="T2"/></text:p>
            <text:p text:style-name="P3"><text:span text:style-name="T3">Red Hat In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0">
        <office:forms form:automatic-focus="false" form:apply-design-mode="false"/>
        <draw:frame draw:style-name="gr4" draw:text-style-name="P2" draw:layer="layout" svg:width="15.182cm" svg:height="4.035cm" svg:x="6.9cm" svg:y="9.05cm">
          <draw:text-box>
            <text:p text:style-name="P1"><text:span text:style-name="T1"><text:s text:c="6"/></text:span><text:span text:style-name="T1">ovirt-n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Building ovirt-node</text:p>
          </draw:text-box>
        </draw:frame>
        <draw:frame draw:style-name="gr5" draw:text-style-name="P6" draw:layer="layout" svg:width="24.343cm" svg:height="7.334cm" svg:x="0.79cm" svg:y="6.919cm">
          <draw:text-box>
            <text:list text:style-name="L1">
              <text:list-item>
                <text:p><text:span text:style-name="T4">Create a Virtual Machine to be the builder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Do not add random external repos</text:span></text:p>
                <text:p><text:span text:style-name="T4"/></text:p>
              </text:list-item>
              <text:list-item>
                <text:p><text:span text:style-name="T4">Use the distro you want the iso should use as base</text:span></text:p>
              </text:list-item>
            </text:list>
            <text:list text:style-name="L3">
              <text:list-header>
                <text:p><text:span text:style-name="T4">In others words:</text:span></text:p>
                <text:p><text:span text:style-name="T4">If you want to distribute an EL6 image, build the image on top of CentOS 6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7" draw:layer="layout" svg:width="9.223cm" svg:height="1.038cm" svg:x="0.77cm" svg:y="4.726cm">
          <draw:text-box>
            <text:p><text:span text:style-name="T5">Suggestions before start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ovirt-node</text:p>
          </draw:text-box>
        </draw:frame>
        <draw:frame draw:style-name="gr6" draw:text-style-name="P6" draw:layer="layout" svg:width="24.686cm" svg:height="13.63cm" svg:x="0.77cm" svg:y="6.554cm">
          <draw:text-box>
            <text:list text:style-name="L3">
              <text:list-item>
                <text:p><text:span text:style-name="T4"><text:s/></text:span><text:span text:style-name="T4">Create a non root user for builds</text:span></text:p>
                <text:p><text:span text:style-name="T4"/></text:p>
              </text:list-item>
              <text:list-item>
                <text:p><text:span text:style-name="T4"><text:s/></text:span><text:span text:style-name="T4">Adds the user to sudoers</text:span></text:p>
                <text:p><text:span text:style-name="T4"># visudo</text:span></text:p>
                <text:p><text:span text:style-name="T4">mydeveluser ALL=(ALL) <text:s text:c="4"/>NOPASSWD: ALL</text:span></text:p>
                <text:p><text:span text:style-name="T4"/></text:p>
              </text:list-item>
              <text:list-item>
                <text:p><text:span text:style-name="T4"><text:s/></text:span><text:span text:style-name="T4">Adds the EPEL repo</text:span></text:p>
                <text:p><text:span text:style-name="T4"><text:a xlink:href="https://fedoraproject.org/wiki/EPEL" xlink:type="simple">https://fedoraproject.org/wiki/EPEL</text:a></text:span></text:p>
                <text:p><text:span text:style-name="T4"/></text:p>
              </text:list-item>
              <text:list-item>
                <text:p><text:span text:style-name="T4"><text:s/></text:span><text:span text:style-name="T4">Login as the new non root user</text:span></text:p>
                <text:p><text:span text:style-name="T4"/></text:p>
              </text:list-item>
              <text:list-item>
                <text:p><text:span text:style-name="T4">Install needed packages</text:span></text:p>
                <text:p><text:span text:style-name="T4">$ sudo yum install livecd-tools appliance-tools-minimizer fedora-packager </text:span></text:p>
                <text:p><text:span text:style-name="T4"><text:s text:c="12"/></text:span><text:span text:style-name="T4">python-devel rpm-build createrepo selinux-policy-doc checkpolicy</text:span></text:p>
                <text:p><text:span text:style-name="T4"><text:s text:c="12"/></text:span><text:span text:style-name="T4">selinux-policy-devel hardlink autoconf ltrace automake python-mock</text:span></text:p>
                <text:p><text:span text:style-name="T4"><text:s text:c="12"/></text:span><text:span text:style-name="T4">pykickstart python-lockfile</text:span></text:p>
                <text:p><text:span text:style-name="T4"/></text:p>
              </text:list-item>
            </text:list>
          </draw:text-box>
        </draw:frame>
        <draw:frame draw:style-name="gr7" draw:text-style-name="P7" draw:layer="layout" svg:width="6.331cm" svg:height="1.038cm" svg:x="0.771cm" svg:y="4.726cm">
          <draw:text-box>
            <text:p><text:span text:style-name="T5">Let's get started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ovirt-node</text:p>
          </draw:text-box>
        </draw:frame>
        <draw:frame draw:style-name="gr8" draw:text-style-name="P6" draw:layer="layout" svg:width="23.014cm" svg:height="10.482cm" svg:x="0.17cm" svg:y="6.554cm">
          <draw:text-box>
            <text:list text:style-name="L3">
              <text:list-header>
                <text:p><text:span text:style-name="T4">6. Create a cache dir </text:span></text:p>
                <text:p><text:span text:style-name="T4"><text:s text:c="4"/></text:span><text:span text:style-name="T4">$ mkdir ~/ovirt-cache</text:span></text:p>
                <text:p><text:span text:style-name="T4"/></text:p>
                <text:p><text:span text:style-name="T4">7. Clone the ovirt-node and ovirt-node-iso </text:span></text:p>
                <text:p><text:span text:style-name="T4"><text:s text:c="4"/></text:span><text:span text:style-name="T4">$ git clone </text:span><text:span text:style-name="T4"><text:a xlink:href="http://gerrit.ovirt.org/p/ovirt-node.git" xlink:type="simple">http://gerrit.ovirt.org/p/ovirt-node.git</text:a></text:span></text:p>
                <text:p><text:span text:style-name="T4"><text:s text:c="4"/></text:span><text:span text:style-name="T4">$ git clone </text:span><text:span text:style-name="T4"><text:a xlink:href="http://gerrit.ovirt.org/p/ovirt-node-iso.git" xlink:type="simple">http://gerrit.ovirt.org/p/ovirt-node-iso.git</text:a></text:span></text:p>
                <text:p><text:span text:style-name="T4"/></text:p>
                <text:p><text:span text:style-name="T4">8. Set env variables for the building</text:span></text:p>
                <text:p><text:span text:style-name="T4"><text:s text:c="4"/></text:span><text:span text:style-name="T4">$ export OVIRT_NODE_BASE=/home/mynewuser</text:span></text:p>
                <text:p><text:span text:style-name="T4"><text:s text:c="4"/></text:span><text:span text:style-name="T4">$ export OVIRT_CACHE_DIR=~/ovirt-cache</text:span></text:p>
                <text:p><text:span text:style-name="T4"><text:s text:c="4"/></text:span><text:span text:style-name="T4">$ export OVIRT_LOCAL_REPO=file://${OVIRT_CACHE_DIR}/ovirt </text:span></text:p>
                <text:p><text:span text:style-name="T4"><text:s text:c="4"/></text:span></text:p>
                <text:p><text:span text:style-name="T4"><text:s text:c="2"/></text:span><text:span text:style-name="T4">* Adding these variables to .bashrc helps for next logi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ovirt-node</text:p>
          </draw:text-box>
        </draw:frame>
        <draw:frame draw:style-name="gr9" draw:text-style-name="P6" draw:layer="layout" svg:width="26.053cm" svg:height="13.63cm" svg:x="0.17cm" svg:y="5.854cm">
          <draw:text-box>
            <text:list text:style-name="L3">
              <text:list-header>
                <text:p><text:span text:style-name="T4">9. Generating the packages based on kickstart..</text:span></text:p>
                <text:p><text:span text:style-name="T4"><text:s text:c="4"/></text:span><text:span text:style-name="T4">$cd ovirt-node</text:span></text:p>
                <text:p><text:span text:style-name="T4"><text:s text:c="4"/></text:span><text:span text:style-name="T4">$ovirt-node&gt; make your changes</text:span></text:p>
                <text:p><text:span text:style-name="T4"><text:s text:c="4"/></text:span><text:span text:style-name="T4">$ovirt-node&gt; ./autogen.sh --with-image-minimizer</text:span></text:p>
                <text:p><text:span text:style-name="T4"><text:s text:c="4"/></text:span><text:span text:style-name="T4">$ovirt-node&gt; make publish</text:span></text:p>
                <text:p><text:span text:style-name="T4"/></text:p>
                <text:p><text:span text:style-name="T5">*</text:span><text:span text:style-name="T4"> Please note if you execute ./autogen.sh without --with-image-minimizer the .py</text:span></text:p>
                <text:p><text:span text:style-name="T4"><text:s text:c="3"/></text:span><text:span text:style-name="T4">will remain (helps for debugging)</text:span></text:p>
                <text:p><text:span text:style-name="T4"/></text:p>
                <text:p><text:span text:style-name="T5">Important distro files on source tree for building</text:span><text:span text:style-name="T4">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">recipes/&lt;distro&gt;-pkgs.ks <text:s/>(Packages to be added or removed)</text:span></text:p>
                      </text:list-item>
                      <text:list-item>
                        <text:p><text:span text:style-name="T4">recipes/&lt;distro&gt;-install.ks (Services to be enabled or disabled)</text:span></text:p>
                      </text:list-item>
                      <text:list-item>
                        <text:p><text:span text:style-name="T4">recipes/&lt;distro&gt;-post.ks <text:s text:c="2"/>(Scripting/patches after packages were installed)</text:span></text:p>
                      </text:list-item>
                      <text:list-item>
                        <text:p><text:span text:style-name="T4">recipes/&lt;distro&gt;-minimizer.ks (Minimization of packages)</text:span></text:p>
                      </text:list-item>
                      <text:list-item>
                        <text:p><text:span text:style-name="T4">recipes/common-* (Common stuff for the distro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4"><text:s text:c="5"/></text:span></text:p>
                <text:p><text:span text:style-name="T4"><text:s text:c="4"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ovirt-node</text:p>
          </draw:text-box>
        </draw:frame>
        <draw:frame draw:style-name="gr10" draw:text-style-name="P6" draw:layer="layout" svg:width="28.297cm" svg:height="8.908cm" svg:x="-0.13cm" svg:y="5.854cm">
          <draw:text-box>
            <text:list text:style-name="L3">
              <text:list-header>
                <text:p><text:span text:style-name="T4">10. Generating the iso</text:span></text:p>
                <text:p><text:span text:style-name="T4"><text:s text:c="4"/></text:span><text:span text:style-name="T4">$cd ovirt-node-iso</text:span></text:p>
                <text:p><text:span text:style-name="T4"><text:s text:c="4"/></text:span><text:span text:style-name="T4">$ovirt-node-iso&gt; ./autogen.sh --with-recipe=$OVIRT_NODE_BASE/ovirt-node/recipe</text:span></text:p>
                <text:p><text:span text:style-name="T4"><text:s text:c="4"/></text:span><text:span text:style-name="T4">$ovirt-node-iso&gt; make iso publish</text:span></text:p>
                <text:p><text:span text:style-name="T4"/></text:p>
                <text:p><text:span text:style-name="T5">Did you know?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">The distro and repos selections happens in Makefile.am</text:span></text:p>
                      </text:list-item>
                      <text:list-item>
                        <text:p><text:span text:style-name="T4">You can add repos via OVIRT_REPO_URL, example:</text:span></text:p>
                        <text:p><text:span text:style-name="T4">$ make OVIRT_REPO_URL="</text:span><text:span text:style-name="T4"><text:a xlink:href="http://127.0.0.1/repo" xlink:type="simple">http://127.0.0.1/repo</text:a></text:span><text:span text:style-name="T4"> </text:span><text:span text:style-name="T4"><text:a xlink:href="http://127.0.0.1/repo2" xlink:type="simple">http://127.0.0.1/repo2</text:a></text:span><text:span text:style-name="T4">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4"/></text:p>
                <text:p><text:span text:style-name="T4"><text:s text:c="4"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0">
        <draw:frame draw:style-name="gr11" draw:text-style-name="P2" draw:layer="layout" svg:width="19.008cm" svg:height="5.927cm" svg:x="4cm" svg:y="8.85cm">
          <draw:text-box>
            <text:p text:style-name="P1"><text:span text:style-name="T1"><text:s text:c="6"/></text:span><text:span text:style-name="T1">Ovirt Node Plugins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plugins</text:p>
          </draw:text-box>
        </draw:frame>
        <draw:frame draw:style-name="gr12" draw:text-style-name="P6" draw:layer="layout" svg:width="27.483cm" svg:height="8.121cm" svg:x="0.27cm" svg:y="6.488cm">
          <draw:text-box>
            <text:list text:style-name="L3">
              <text:list-item>
                <text:p><text:span text:style-name="T4"><text:s/></text:span><text:span text:style-name="T4">Make sure all patches are tested and merged to the branch</text:span></text:p>
                <text:p><text:span text:style-name="T4"/></text:p>
              </text:list-item>
              <text:list-item>
                <text:p><text:span text:style-name="T4"><text:s/></text:span><text:span text:style-name="T4">Increase the release of package and add the changes into Changelog of spec file </text:span></text:p>
                <text:p><text:span text:style-name="T4">(commit both into the branch)</text:span></text:p>
                <text:p><text:span text:style-name="T4"/></text:p>
              </text:list-item>
              <text:list-item>
                <text:p><text:span text:style-name="T4"><text:s/></text:span><text:span text:style-name="T4">Create a tag for the release</text:span></text:p>
                <text:list>
                  <text:list-header>
                    <text:p><text:span text:style-name="T4">(Make sure you have cloned the tree via ssh, not anonymous)</text:span></text:p>
                    <text:p><text:span text:style-name="T4">$ git tag -a ovirt-node-plugin-vdsm-x.y.z -m 'Release of ovirt node plugin vdsm xyz'</text:span></text:p>
                    <text:p><text:span text:style-name="T4">$ git push gerrit.ovirt.org:ovirt-node-plugin-vdsm ovirt-node-plugin-vdsm-x.y.z</text:span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Building plugins</text:p>
          </draw:text-box>
        </draw:frame>
        <draw:frame draw:style-name="gr13" draw:text-style-name="P6" draw:layer="layout" svg:width="23.839cm" svg:height="11.269cm" svg:x="-0.254cm" svg:y="5.588cm">
          <draw:text-box>
            <text:list text:style-name="L3">
              <text:list-header>
                <text:p><text:span text:style-name="T4">4. Make a local build</text:span></text:p>
                <text:list>
                  <text:list-header>
                    <text:p><text:span text:style-name="T4">$plugin-dir&gt; ./autogen &amp;&amp; make rpms</text:span></text:p>
                  </text:list-header>
                </text:list>
                <text:p><text:span text:style-name="T4"/></text:p>
                <text:p><text:span text:style-name="T4">5. Make a scratch-build in koji on Fedora's servers with the .srpm for the </text:span></text:p>
                <text:p><text:span text:style-name="T4"><text:s text:c="4"/></text:span><text:span text:style-name="T4">platforms needed (Why building in koji?)</text:span></text:p>
                <text:p><text:span text:style-name="T4"/></text:p>
                <text:p><text:span text:style-name="T4"><text:s text:c="4"/></text:span><text:span text:style-name="T4">Example:</text:span></text:p>
                <text:p><text:span text:style-name="T4"><text:s text:c="4"/></text:span><text:span text:style-name="T4">$ fedpkg --dist el6 --srpm /path/to/ovirt-node-plugin-vdsm.srpm</text:span></text:p>
                <text:p><text:span text:style-name="T4"><text:s text:c="4"/></text:span><text:span text:style-name="T4">$ fedpkg --dist epel7--srpm /path/to/ovirt-node-plugin-vdsm.srpm</text:span></text:p>
                <text:p><text:span text:style-name="T4"><text:s text:c="4"/></text:span><text:span text:style-name="T4">$ fedpkg --dist f20 --srpm /path/to/ovirt-node-plugin-vdsm.srpm</text:span></text:p>
                <text:p><text:span text:style-name="T4"/></text:p>
                <text:p><text:span text:style-name="T4">6. Provide the koji's link to release engineers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0">
        <draw:frame draw:style-name="gr14" draw:text-style-name="P2" draw:layer="layout" svg:width="15.182cm" svg:height="4.035cm" svg:x="6.9cm" svg:y="9.05cm">
          <draw:text-box>
            <text:p text:style-name="P1"><text:span text:style-name="T1">Testing chang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15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5" draw:text-style-name="P8" draw:layer="layout" svg:width="20.403cm" svg:height="12.338cm" svg:x="1.424cm" svg:y="4.404cm">
          <draw:text-box>
            <text:p><text:span text:style-name="T6">1) Manual test:</text:span></text:p>
            <text:p><text:span text:style-name="T6"/></text:p>
            <text:p><text:span text:style-name="T7">On node: </text:span></text:p>
            <text:p><text:span text:style-name="T7"/></text:p>
            <text:p><text:span text:style-name="T7">1. Remount file-system as read and write</text:span></text:p>
            <text:p><text:span text:style-name="T7"># mount -o remount,rw /</text:span></text:p>
            <text:p><text:span text:style-name="T7"/></text:p>
            <text:p><text:span text:style-name="T7">2. Enable sshd service and add a password to root</text:span></text:p>
            <text:p><text:span text:style-name="T7"># /usr/libexec/ovirt-config-password (enable sshd and add pass to root)</text:span></text:p>
            <text:p><text:span text:style-name="T7"/></text:p>
            <text:p><text:span text:style-name="T7">3. Copy the sources of plugin into the node</text:span></text:p>
            <text:p><text:span text:style-name="T7"># scp source.py root@node_ip_addre:/path/to/original/source.py</text:span></text:p>
            <text:p><text:span text:style-name="T7"/></text:p>
            <text:p><text:span text:style-name="T7">4. On node execute the new version for tests:</text:span></text:p>
            <text:p><text:span text:style-name="T7"># python -m ovirt.node.setup.__main__ --debug</text:span></text:p>
            <text:p><text:span text:style-name="T6"/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16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17" draw:text-style-name="P9" draw:layer="layout" svg:width="20.597cm" svg:height="13.049cm" svg:x="1.424cm" svg:y="4.404cm">
          <draw:text-box>
            <text:p><text:span text:style-name="T8">2) Simulate the node via dry-mode</text:span></text:p>
            <text:p><text:span text:style-name="T9"/></text:p>
            <text:p><text:span text:style-name="T9">Install needed packages:</text:span></text:p>
            <text:p><text:span text:style-name="T9">$ sudo yum install PyPAM python-urwind cracklib-python</text:span></text:p>
            <text:p><text:span text:style-name="T9"/></text:p>
            <text:p><text:span text:style-name="T9"/></text:p>
            <text:p><text:span text:style-name="T9">On </text:span><text:span text:style-name="T8">RHEL</text:span><text:span text:style-name="T9"> &lt; 7 based machines (python 2.6 machines):</text:span></text:p>
            <text:p><text:span text:style-name="T9"/></text:p>
            <text:p><text:span text:style-name="T9">Simulating the installer:</text:span></text:p>
            <text:p><text:span text:style-name="T9">$ovirt-node&gt; cd src</text:span></text:p>
            <text:p><text:span text:style-name="T9">$ovirt-node/src&gt; python -m “ovirt.node.setup.__main__” --debug --</text:span><text:span text:style-name="T8">dry</text:span></text:p>
            <text:p><text:span text:style-name="T9"/></text:p>
            <text:p><text:span text:style-name="T9">Simulating the setup menu:</text:span></text:p>
            <text:p><text:span text:style-name="T9">$ovirt-node&gt; cd src</text:span></text:p>
            <text:p><text:span text:style-name="T9">$ovirt-node/src&gt; python -m “ovirt.node.installer.__main__” --debug –</text:span><text:span text:style-name="T8">dry</text:span></text:p>
            <text:p><text:span text:style-name="T8"/></text:p>
            <text:p><text:span text:style-name="T7">Log available at:</text:span></text:p>
            <text:p><text:span text:style-name="T7">/tmp/ovirt-node.debug.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18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19" draw:text-style-name="P9" draw:layer="layout" svg:width="17.253cm" svg:height="8.783cm" svg:x="1.424cm" svg:y="4.404cm">
          <draw:text-box>
            <text:p><text:span text:style-name="T9">On </text:span><text:span text:style-name="T8">Fedora or RHEL &gt;= 7</text:span><text:span text:style-name="T9"> based machines:</text:span></text:p>
            <text:p><text:span text:style-name="T9"/></text:p>
            <text:p><text:span text:style-name="T9">Simulating the installer:</text:span></text:p>
            <text:p><text:span text:style-name="T9">$ovirt-node&gt; cd src</text:span></text:p>
            <text:p><text:span text:style-name="T9">$ovirt-node/src&gt; python -m ovirt.node.setup --debug --</text:span><text:span text:style-name="T8">dry</text:span></text:p>
            <text:p><text:span text:style-name="T9"/></text:p>
            <text:p><text:span text:style-name="T9">Simulating the setup menu:</text:span></text:p>
            <text:p><text:span text:style-name="T9">$ovirt-node&gt; cd src</text:span></text:p>
            <text:p><text:span text:style-name="T9">$ovirt-node/src&gt; python -m ovirt.node.installer --debug –</text:span><text:span text:style-name="T8">dry</text:span></text:p>
            <text:p><text:span text:style-name="T8"/></text:p>
            <text:p><text:span text:style-name="T9">Log available at:</text:span></text:p>
            <text:p><text:span text:style-name="T9">/tmp/ovirt-node.debug.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2T1"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20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21" draw:text-style-name="P9" draw:layer="layout" svg:width="26.656cm" svg:height="3.095cm" svg:x="1.024cm" svg:y="4.904cm">
          <draw:text-box>
            <text:p><text:span text:style-name="T8">3) A simple example of edit-node using an installed ovirt-node-plugin-vdsm and </text:span></text:p>
            <text:p><text:span text:style-name="T8">using local repo to disable non need repos</text:span></text:p>
            <text:p><text:span text:style-name="T8"/></text:p>
            <text:p><text:span text:style-name="T9">$ ovirt-node/tool/edit-node –repo edit-node.repo –install ovirt-node-plugin-vdsm ovirt-node.is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22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21" draw:text-style-name="P9" draw:layer="layout" svg:width="23.146cm" svg:height="14.471cm" svg:x="1.424cm" svg:y="4.404cm">
          <draw:text-box>
            <text:p><text:span text:style-name="T8">3.1) Generate RPM with your changes and add it to node via edit-node tool </text:span></text:p>
            <text:p><text:span text:style-name="T8"/></text:p>
            <text:p><text:span text:style-name="T9">1. Generate ovirt-node iso</text:span></text:p>
            <text:p><text:span text:style-name="T9"/></text:p>
            <text:p><text:span text:style-name="T9">2. Generate the rpms</text:span></text:p>
            <text:p><text:span text:style-name="T9">$plug&gt; make rpms</text:span></text:p>
            <text:p><text:span text:style-name="T9"/></text:p>
            <text:p><text:span text:style-name="T9">3. Copy the rpms to a http server </text:span></text:p>
            <text:p><text:span text:style-name="T9">$ mkdir -p /var/www/nodebuild </text:span></text:p>
            <text:p><text:span text:style-name="T9">$ cp *.rpm /var/www/nodebuild</text:span></text:p>
            <text:p><text:span text:style-name="T9">$ createrepo /var/www/nodebuild</text:span></text:p>
            <text:p><text:span text:style-name="T9"/></text:p>
            <text:p><text:span text:style-name="T9">4. Create a .repo file to be used with edit-node tool</text:span></text:p>
            <text:p><text:span text:style-name="T9">$ vi nodebuild.repo</text:span></text:p>
            <text:p><text:span text:style-name="T9">[nodebuild]</text:span></text:p>
            <text:p><text:span text:style-name="T9">name=nodebuild</text:span></text:p>
            <text:p><text:span text:style-name="T9">baseurl=http://127.0.0.1/nodebuild</text:span></text:p>
            <text:p><text:span text:style-name="T9">enabled=1</text:span></text:p>
            <text:p><text:span text:style-name="T9">gpgcheck=0</text:span></text:p>
            <text:p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Testing changes</text:p>
          </draw:text-box>
        </draw:frame>
        <draw:frame draw:style-name="gr23" draw:text-style-name="P6" draw:layer="layout" svg:width="1.491cm" svg:height="1.825cm" svg:x="0.528cm" svg:y="5.287cm">
          <draw:text-box>
            <text:list text:style-name="L3">
              <text:list-header>
                <text:p><text:span text:style-name="T4"><text:s text:c="2"/></text:span></text:p>
                <text:p><text:span text:style-name="T4"/></text:p>
              </text:list-header>
            </text:list>
          </draw:text-box>
        </draw:frame>
        <draw:frame draw:style-name="gr24" draw:text-style-name="P9" draw:layer="layout" svg:width="19.734cm" svg:height="4.517cm" svg:x="1.424cm" svg:y="4.904cm">
          <draw:text-box>
            <text:p><text:span text:style-name="T9">Go to edit-node dir</text:span></text:p>
            <text:p><text:span text:style-name="T9">5. $ cd ovirt-node/tools</text:span></text:p>
            <text:p><text:span text:style-name="T9"/></text:p>
            <text:p><text:span text:style-name="T9">Execute edit-node</text:span></text:p>
            <text:p><text:span text:style-name="T9">6. $ python ./edit-node --repo=/path/to/nodebuild.repo </text:span></text:p>
            <text:p><text:span text:style-name="T9"><text:s text:c="36"/></text:span><text:span text:style-name="T9">--install=ovirt-node-plugin-vdsm ovirt-node.is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References</text:p>
          </draw:text-box>
        </draw:frame>
        <draw:frame draw:style-name="gr25" draw:text-style-name="P6" draw:layer="layout" svg:width="11.91cm" svg:height="3.399cm" svg:x="0.528cm" svg:y="5.287cm">
          <draw:text-box>
            <text:list text:style-name="L3">
              <text:list-header>
                <text:p><text:span text:style-name="T4">Node Building</text:span></text:p>
                <text:p><text:span text:style-name="T4">http://www.ovirt.org/Node_Building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2T1">
        <draw:frame draw:style-name="gr26" draw:text-style-name="P10" draw:layer="layout" svg:width="23.235cm" svg:height="3.791cm" svg:x="2.98cm" svg:y="6.338cm">
          <draw:text-box>
            <text:p text:style-name="P3"><text:span text:style-name="T10">Comments? </text:span></text:p>
            <text:p text:style-name="P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HANK YOU!</text:span></text:p>
          </draw:text-box>
        </draw:frame>
        <draw:frame draw:style-name="gr27" draw:text-style-name="P1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2" style:display-name="Default_4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2" style:display-name="Default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2_5f_1" style:display-name="Default_4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2_5f_1" style:display-name="Default_4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" style:display-name="Default_7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" style:display-name="Default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2_5f_1" style:display-name="Default_7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2_5f_1" style:display-name="Default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3" style:display-name="Default_4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3" style:display-name="Default_4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3_5f_1" style:display-name="Default_4_1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3_5f_1" style:display-name="Default_4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" style:display-name="Default_9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" style:display-name="Default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2" style:display-name="Default_9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2" style:display-name="Default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fo:font-family="'Open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Open Sans'" style:font-family-generic="swiss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28.1000003814697pt" style:font-style-asian="normal" style:font-weight-asian="normal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virt_5f_2015_5f_template_5f_-background" style:display-name="ovirt_2015_template_-background" style:family="presentation">
      <style:graphic-properties draw:stroke="none" draw:fill="none"/>
      <style:text-properties style:letter-kerning="true"/>
    </style:style>
    <style:style style:name="ovirt_5f_2015_5f_template_5f_-backgroundobjects" style:display-name="ovirt_2015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_5f_-notes" style:display-name="ovirt_2015_templat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1" style:display-name="ovirt_2015_template_-outline1" style:family="presentation">
      <style:graphic-properties draw:stroke="none" draw:fill="none">
        <text:list-style style:name="ovirt_5f_2015_5f_template_5f_-outline1" style:display-name="ovirt_2015_template_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fo:font-family="'Open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2" style:display-name="ovirt_2015_template_-outline2" style:family="presentation" style:parent-style-name="ovirt_5f_2015_5f_template_5f_-outline1">
      <style:paragraph-properties fo:margin-left="0cm" fo:margin-right="0cm" fo:margin-top="0cm" fo:margin-bottom="0.399cm" fo:text-indent="0cm"/>
      <style:text-properties fo:color="#1ba7e1" fo:font-family="'Open Sans'" style:font-family-generic="swiss" style:font-pitch="variable" fo:font-size="28pt" style:font-size-asian="28pt" style:font-size-complex="28pt"/>
    </style:style>
    <style:style style:name="ovirt_5f_2015_5f_template_5f_-outline3" style:display-name="ovirt_2015_template_-outline3" style:family="presentation" style:parent-style-name="ovirt_5f_2015_5f_template_5f_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fo:font-family="'Open Sans'" style:font-family-generic="swiss" style:font-pitch="variable" fo:font-size="23.8999996185303pt" style:font-size-asian="24pt" style:font-size-complex="24pt"/>
    </style:style>
    <style:style style:name="ovirt_5f_2015_5f_template_5f_-outline4" style:display-name="ovirt_2015_template_-outline4" style:family="presentation" style:parent-style-name="ovirt_5f_2015_5f_template_5f_-outline3">
      <style:paragraph-properties fo:margin-left="0cm" fo:margin-right="0cm" fo:margin-top="0cm" fo:margin-bottom="0.198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outline5" style:display-name="ovirt_2015_template_-outline5" style:family="presentation" style:parent-style-name="ovirt_5f_2015_5f_template_5f_-outline4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outline6" style:display-name="ovirt_2015_template_-outline6" style:family="presentation" style:parent-style-name="ovirt_5f_2015_5f_template_5f_-outline5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outline7" style:display-name="ovirt_2015_template_-outline7" style:family="presentation" style:parent-style-name="ovirt_5f_2015_5f_template_5f_-outline6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outline8" style:display-name="ovirt_2015_template_-outline8" style:family="presentation" style:parent-style-name="ovirt_5f_2015_5f_template_5f_-outline7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outline9" style:display-name="ovirt_2015_template_-outline9" style:family="presentation" style:parent-style-name="ovirt_5f_2015_5f_template_5f_-outline8">
      <style:paragraph-properties fo:margin-left="0cm" fo:margin-right="0cm" fo:margin-top="0cm" fo:margin-bottom="0.099cm" fo:text-indent="0cm"/>
      <style:text-properties fo:color="#000000" fo:font-family="'Open Sans'" style:font-family-generic="swiss" style:font-pitch="variable" fo:font-size="20pt" style:font-size-asian="20pt" style:font-size-complex="20pt"/>
    </style:style>
    <style:style style:name="ovirt_5f_2015_5f_template_5f_-subtitle" style:display-name="ovirt_2015_template_-subtitle" style:family="presentation">
      <style:graphic-properties draw:stroke="none" draw:fill="none" draw:textarea-vertical-align="middle">
        <text:list-style style:name="ovirt_5f_2015_5f_template_5f_-subtitle" style:display-name="ovirt_2015_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title" style:display-name="ovirt_2015_template_-title" style:family="presentation">
      <style:graphic-properties draw:stroke="none" svg:stroke-color="#ffffff" draw:fill="none" draw:textarea-vertical-align="middle">
        <text:list-style style:name="ovirt_5f_2015_5f_template_5f_-title" style:display-name="ovirt_2015_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Open Sans'" style:font-family-generic="swiss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ovirt_5f_2015_5f_template_5f_-outline1">
      <style:graphic-properties draw:auto-grow-height="false" fo:min-height="13.86cm"/>
    </style:style>
    <style:style style:name="Mpr9" style:family="presentation" style:parent-style-name="ovirt_5f_2015_5f_templat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virt_5f_2015_5f_templat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virt_5f_2015_5f_templa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iberation Sans'" style:font-family-generic="swiss" style:font-pitch="variable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Feb 02 2015</text:span></text:p>
        </draw:text-box>
      </draw:frame>
      <presentation:notes style:page-layout-name="PM2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2015_5f_template_5f_" style:display-name="ovirt_2015_template_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_5f_-title" draw:layer="backgroundobjects" svg:width="25.199cm" svg:height="1.704cm" svg:x="2.787cm" svg:y="0.307cm" presentation:class="title" presentation:placeholder="true">
        <draw:text-box/>
      </draw:frame>
      <draw:frame presentation:style-name="Mpr8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9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Feb 02 2015</text:span></text:p>
        </draw:text-box>
      </draw:frame>
      <presentation:notes style:page-layout-name="PM2">
        <draw:page-thumbnail presentation:style-name="ovirt_5f_2015_5f_template_5f_-title" draw:layer="backgroundobjects" svg:width="14.848cm" svg:height="11.136cm" svg:x="3.075cm" svg:y="2.257cm" presentation:class="page"/>
        <draw:frame presentation:style-name="ovirt_5f_2015_5f_templat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23H36M16S</meta:editing-duration>
    <meta:editing-cycles>179</meta:editing-cycles>
    <meta:generator>LibreOffice/4.0.4.2$Linux_X86_64 LibreOffice_project/400m0$Build-2</meta:generator>
    <meta:initial-creator>Brian Proffitt</meta:initial-creator>
    <dc:date>2015-02-09T09:01:04</dc:date>
    <dc:creator>douglas </dc:creator>
    <meta:document-statistic meta:object-count="126"/>
    <meta:template xlink:type="simple" xlink:actuate="onRequest" xlink:title="ovirt_2015_template" xlink:href="../../../../Templates/ovirt_2015_template.otp" meta:date="2015-01-21T17:02:24.22"/>
  </office:meta>
</office:document-meta>
</file>